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6267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4aced"/>
    </style:style>
    <style:style style:name="P5" style:family="paragraph" style:parent-style-name="Text_20_body" style:list-style-name="L1">
      <style:text-properties officeooo:paragraph-rsid="00185fea"/>
    </style:style>
    <style:style style:name="P6" style:family="paragraph" style:parent-style-name="Text_20_body" style:list-style-name="L1">
      <style:text-properties fo:language="ru" fo:country="RU" fo:font-weight="normal" officeooo:rsid="0014aced" officeooo:paragraph-rsid="0019f80f" style:font-weight-asian="normal" style:font-weight-complex="normal"/>
    </style:style>
    <style:style style:name="P7" style:family="paragraph" style:parent-style-name="Text_20_body" style:list-style-name="L1">
      <style:text-properties fo:language="ru" fo:country="RU" officeooo:rsid="000a7aca" officeooo:paragraph-rsid="000a7aca"/>
    </style:style>
    <style:style style:name="P8" style:family="paragraph" style:parent-style-name="Text_20_body" style:list-style-name="L1">
      <style:text-properties fo:language="ru" fo:country="RU" officeooo:rsid="000a7aca" officeooo:paragraph-rsid="000d5186"/>
    </style:style>
    <style:style style:name="P9" style:family="paragraph" style:parent-style-name="Text_20_body" style:list-style-name="L1">
      <style:text-properties fo:language="ru" fo:country="RU" officeooo:rsid="000ea5bd" officeooo:paragraph-rsid="001078ff"/>
    </style:style>
    <style:style style:name="P10" style:family="paragraph" style:parent-style-name="Text_20_body" style:list-style-name="L1">
      <style:text-properties fo:language="ru" fo:country="RU" officeooo:rsid="001078ff" officeooo:paragraph-rsid="001078ff"/>
    </style:style>
    <style:style style:name="P11" style:family="paragraph" style:parent-style-name="Text_20_body" style:list-style-name="L1">
      <style:text-properties officeooo:rsid="00026d1c" officeooo:paragraph-rsid="00044018"/>
    </style:style>
    <style:style style:name="P12" style:family="paragraph" style:parent-style-name="Text_20_body" style:list-style-name="L1">
      <style:text-properties officeooo:rsid="00026d1c" officeooo:paragraph-rsid="00044792"/>
    </style:style>
    <style:style style:name="P13" style:family="paragraph" style:parent-style-name="Text_20_body" style:list-style-name="L1">
      <style:text-properties officeooo:rsid="00026d1c" officeooo:paragraph-rsid="0008c9b4"/>
    </style:style>
    <style:style style:name="P14" style:family="paragraph" style:parent-style-name="Text_20_body" style:list-style-name="L1">
      <style:text-properties fo:language="en" fo:country="US" officeooo:rsid="0019840f" officeooo:paragraph-rsid="0019840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officeooo:rsid="0002fafe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officeooo:rsid="00185fea" style:font-style-asian="italic" style:font-style-complex="italic"/>
    </style:style>
    <style:style style:name="T4" style:family="text">
      <style:text-properties fo:language="ru" fo:country="RU" officeooo:rsid="0003fa46"/>
    </style:style>
    <style:style style:name="T5" style:family="text">
      <style:text-properties fo:language="ru" fo:country="RU" officeooo:rsid="00044018"/>
    </style:style>
    <style:style style:name="T6" style:family="text">
      <style:text-properties fo:language="ru" fo:country="RU" officeooo:rsid="0005cf0d"/>
    </style:style>
    <style:style style:name="T7" style:family="text">
      <style:text-properties fo:language="ru" fo:country="RU" officeooo:rsid="0008a849"/>
    </style:style>
    <style:style style:name="T8" style:family="text">
      <style:text-properties fo:language="ru" fo:country="RU" officeooo:rsid="0009737d"/>
    </style:style>
    <style:style style:name="T9" style:family="text">
      <style:text-properties fo:language="ru" fo:country="RU" officeooo:rsid="0008c9b4"/>
    </style:style>
    <style:style style:name="T10" style:family="text">
      <style:text-properties fo:language="ru" fo:country="RU" officeooo:rsid="00185fea"/>
    </style:style>
    <style:style style:name="T11" style:family="text">
      <style:text-properties fo:language="ru" fo:country="RU" fo:font-style="normal" officeooo:rsid="00185fea" style:font-style-asian="normal" style:font-style-complex="normal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color="#00ae00" fo:language="en" fo:country="US" fo:text-shadow="none" fo:font-weight="bold" officeooo:rsid="00016187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fo:font-weight="normal" officeooo:rsid="0002fafe" style:font-style-asian="italic" style:font-weight-asian="normal" style:font-style-complex="italic" style:font-weight-complex="normal"/>
    </style:style>
    <style:style style:name="T16" style:family="text">
      <style:text-properties fo:language="en" fo:country="US" fo:font-style="italic" officeooo:rsid="00044018" style:font-style-asian="italic" style:font-style-complex="italic"/>
    </style:style>
    <style:style style:name="T17" style:family="text">
      <style:text-properties fo:language="en" fo:country="US" fo:font-style="italic" officeooo:rsid="00185fea" style:font-style-asian="italic" style:font-style-complex="italic"/>
    </style:style>
    <style:style style:name="T18" style:family="text">
      <style:text-properties fo:language="en" fo:country="US" officeooo:rsid="00044018"/>
    </style:style>
    <style:style style:name="T19" style:family="text">
      <style:text-properties fo:language="en" fo:country="US" officeooo:rsid="00026d1c"/>
    </style:style>
    <style:style style:name="T20" style:family="text">
      <style:text-properties fo:language="en" fo:country="US" officeooo:rsid="0008c9b4"/>
    </style:style>
    <style:style style:name="T21" style:family="text">
      <style:text-properties fo:language="en" fo:country="US" officeooo:rsid="0008a849"/>
    </style:style>
    <style:style style:name="T22" style:family="text">
      <style:text-properties fo:language="en" fo:country="US" fo:font-style="normal" officeooo:rsid="0008c9b4" style:font-style-asian="normal" style:font-style-complex="normal"/>
    </style:style>
    <style:style style:name="T23" style:family="text">
      <style:text-properties fo:language="en" fo:country="US" fo:font-style="normal" officeooo:rsid="00185fea" style:font-style-asian="normal" style:font-style-complex="normal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00b98aa" style:font-weight-asian="bold" style:font-weight-complex="bold"/>
    </style:style>
    <style:style style:name="T26" style:family="text">
      <style:text-properties fo:language="en" fo:country="US" fo:font-weight="bold" officeooo:rsid="000d5186" style:font-weight-asian="bold" style:font-weight-complex="bold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language="en" fo:country="US" fo:font-weight="normal" officeooo:rsid="000b98aa" style:font-weight-asian="normal" style:font-weight-complex="normal"/>
    </style:style>
    <style:style style:name="T29" style:family="text">
      <style:text-properties fo:language="en" fo:country="US" fo:font-weight="normal" officeooo:rsid="000d5186" style:font-weight-asian="normal" style:font-weight-complex="normal"/>
    </style:style>
    <style:style style:name="T30" style:family="text">
      <style:text-properties fo:language="en" fo:country="US" fo:font-weight="normal" officeooo:rsid="000eafc6" style:font-weight-asian="normal" style:font-weight-complex="normal"/>
    </style:style>
    <style:style style:name="T31" style:family="text">
      <style:text-properties fo:language="en" fo:country="US" fo:font-weight="normal" officeooo:rsid="001078ff" style:font-weight-asian="normal" style:font-weight-complex="normal"/>
    </style:style>
    <style:style style:name="T32" style:family="text">
      <style:text-properties fo:language="en" fo:country="US" officeooo:rsid="000eafc6"/>
    </style:style>
    <style:style style:name="T33" style:family="text">
      <style:text-properties fo:language="en" fo:country="US" officeooo:rsid="00185fe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b98aa" style:font-weight-asian="normal" style:font-weight-complex="normal"/>
    </style:style>
    <style:style style:name="T36" style:family="text">
      <style:text-properties fo:font-weight="normal" officeooo:rsid="000eafc6" style:font-weight-asian="normal" style:font-weight-complex="normal"/>
    </style:style>
    <style:style style:name="T37" style:family="text">
      <style:text-properties fo:font-weight="normal" officeooo:rsid="001078ff" style:font-weight-asian="normal" style:font-weight-complex="normal"/>
    </style:style>
    <style:style style:name="T38" style:family="text">
      <style:text-properties fo:font-weight="normal" officeooo:rsid="000d5186" style:font-weight-asian="normal" style:font-weight-complex="normal"/>
    </style:style>
    <style:style style:name="T39" style:family="text">
      <style:text-properties fo:color="#000000" fo:language="en" fo:country="US" fo:text-shadow="none"/>
    </style:style>
    <style:style style:name="T40" style:family="text">
      <style:text-properties fo:color="#000000" fo:language="en" fo:country="US" fo:text-shadow="none" fo:font-weight="bold" officeooo:rsid="00016187" style:font-weight-asian="bold" style:font-weight-complex="bold"/>
    </style:style>
    <style:style style:name="T41" style:family="text">
      <style:text-properties fo:color="#000000" fo:language="en" fo:country="US" fo:text-shadow="none" officeooo:rsid="000eafc6"/>
    </style:style>
    <style:style style:name="T42" style:family="text">
      <style:text-properties fo:color="#000000" fo:language="en" fo:country="US" fo:text-shadow="none" officeooo:rsid="0017904c"/>
    </style:style>
    <style:style style:name="T43" style:family="text">
      <style:text-properties fo:color="#000000" fo:language="en" fo:country="US" fo:text-shadow="none" officeooo:rsid="0019f80f"/>
    </style:style>
    <style:style style:name="T44" style:family="text">
      <style:text-properties fo:color="#000000" fo:language="en" fo:country="US" fo:font-style="italic" officeooo:rsid="00016187" style:font-style-asian="italic" style:font-style-complex="italic"/>
    </style:style>
    <style:style style:name="T45" style:family="text">
      <style:text-properties fo:color="#000000" fo:language="ru" fo:country="RU" fo:font-style="italic" officeooo:rsid="00016187" style:font-style-asian="italic" style:font-style-complex="italic"/>
    </style:style>
    <style:style style:name="T46" style:family="text">
      <style:text-properties fo:color="#000000" fo:text-shadow="none"/>
    </style:style>
    <style:style style:name="T47" style:family="text">
      <style:text-properties fo:color="#000000" fo:text-shadow="none" officeooo:rsid="00016187"/>
    </style:style>
    <style:style style:name="T48" style:family="text">
      <style:text-properties fo:color="#000000" fo:text-shadow="none" officeooo:rsid="0019f80f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0d5186" style:font-weight-asian="bold" style:font-weight-complex="bold"/>
    </style:style>
    <style:style style:name="T51" style:family="text">
      <style:text-properties officeooo:rsid="000eafc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Обозначения</text:h>
      <text:p text:style-name="Text_20_body"><text:span text:style-name="T15">&lt;</text:span><text:span text:style-name="T2">Текст</text:span><text:span text:style-name="T15">&gt; </text:span><text:span text:style-name="T14">- </text:span><text:span text:style-name="T4">плейсхолдер с комментарием</text:span></text:p>
      <text:h text:style-name="P2" text:outline-level="2">Формат макроса</text:h>
      <text:list xml:id="list8966457531593859652" text:style-name="L1">
        <text:list-item>
          <text:p text:style-name="P4"><text:span text:style-name="T14">Ограничители макроса</text:span><text:span text:style-name="T1">:</text:span><text:span text:style-name="T13"> </text:span><text:span text:style-name="T40">{</text:span><text:span text:style-name="T44">&lt;</text:span><text:span text:style-name="T45">тело макроса</text:span><text:span text:style-name="T44">&gt;</text:span><text:span text:style-name="T40">}</text:span></text:p>
        </text:list-item>
        <text:list-item>
          <text:p text:style-name="P6"><text:span text:style-name="T47">Для </text:span><text:span text:style-name="T48">вывода</text:span><text:span text:style-name="T46"> фигурной скобки(</text:span><text:span text:style-name="T41">“</text:span><text:span text:style-name="T39">{</text:span><text:span text:style-name="T41">“</text:span><text:span text:style-name="T39"> и </text:span><text:span text:style-name="T41">“</text:span><text:span text:style-name="T39">}</text:span><text:span text:style-name="T41">“</text:span><text:span text:style-name="T46">) </text:span><text:span text:style-name="T48">как текста</text:span><text:span text:style-name="T46"> использовать конструкцию </text:span><text:span text:style-name="T41">“</text:span><text:span text:style-name="T39">{{}</text:span><text:span text:style-name="T41">“</text:span><text:span text:style-name="T39"> </text:span><text:span text:style-name="T46">и </text:span><text:span text:style-name="T41">“</text:span><text:span text:style-name="T39">{}}</text:span><text:span text:style-name="T41">“</text:span></text:p>
        </text:list-item>
        <text:list-item>
          <text:p text:style-name="P11">Вывод<text:span text:style-name="T14">(</text:span><text:span text:style-name="T5">событие</text:span><text:span text:style-name="T14"> Press)</text:span> символа по кейкоду: <text:span text:style-name="T14">{</text:span><text:span text:style-name="T16">&lt;Key code&gt;</text:span><text:span text:style-name="T14">}</text:span></text:p>
        </text:list-item>
        <text:list-item>
          <text:p text:style-name="P11"><text:span text:style-name="T14">Вывод символ</text:span><text:span text:style-name="T10">ов</text:span><text:span text:style-name="T14"> </text:span><text:span text:style-name="T5">юникода</text:span><text:span text:style-name="T14">(</text:span><text:span text:style-name="T5">событие</text:span><text:span text:style-name="T14"> Press) : {</text:span><text:span text:style-name="T33">s</text:span><text:span text:style-name="T14">:</text:span><text:span text:style-name="T17">&lt;</text:span><text:span text:style-name="T3">строка</text:span><text:span text:style-name="T17">&gt; &lt;</text:span><text:span text:style-name="T3">кол-во повторений</text:span><text:span text:style-name="T17">&gt;</text:span><text:span text:style-name="T14">}</text:span></text:p>
        </text:list-item>
        <text:list-item>
          <text:p text:style-name="P12"><text:span text:style-name="T1">Симуляция множественного нажатия(</text:span><text:span text:style-name="T5">событие</text:span><text:span text:style-name="T14"> Press</text:span><text:span text:style-name="T1">)</text:span><text:span text:style-name="T14"> кейкод</text:span><text:span text:style-name="T1">а</text:span><text:span text:style-name="T14">: <text:line-break/>{</text:span><text:span text:style-name="T16">&lt;Key code&gt;</text:span><text:span text:style-name="T14"> </text:span><text:span text:style-name="T16">&lt;Number of press events&gt;</text:span><text:span text:style-name="T14">}</text:span></text:p>
        </text:list-item>
        <text:list-item>
          <text:p text:style-name="P13"><text:span text:style-name="T1">Симуляция нажатия(</text:span><text:span text:style-name="T6">событие</text:span><text:span text:style-name="T1"> </text:span><text:span text:style-name="T14">Key Down</text:span><text:span text:style-name="T1">)</text:span><text:span text:style-name="T14"> кейкод</text:span><text:span text:style-name="T1">а</text:span><text:span text:style-name="T14">: {</text:span><text:span text:style-name="T16">&lt;Key code&gt;</text:span><text:span text:style-name="T14"> </text:span><text:span text:style-name="T1">+</text:span><text:span text:style-name="T14">}</text:span></text:p>
        </text:list-item>
        <text:list-item>
          <text:p text:style-name="P13"><text:span text:style-name="T1">Симуляция отпускания(</text:span><text:span text:style-name="T6">событие</text:span><text:span text:style-name="T1"> </text:span><text:span text:style-name="T14">Key Up</text:span><text:span text:style-name="T1">)</text:span><text:span text:style-name="T14"> кейкод</text:span><text:span text:style-name="T1">а</text:span><text:span text:style-name="T14">: {</text:span><text:span text:style-name="T16">&lt;Key code&gt;</text:span><text:span text:style-name="T14"> </text:span><text:span text:style-name="T1">-</text:span><text:span text:style-name="T14">}</text:span></text:p>
        </text:list-item>
        <text:list-item>
          <text:p text:style-name="P3"><text:span text:style-name="T7">Включение, </text:span><text:span text:style-name="T8">вык</text:span><text:span text:style-name="T7">лючение клавиш, которые это поддерживают(</text:span><text:span text:style-name="T21">Caps lock </text:span><text:span text:style-name="T7">и т. д.):<text:line-break/></text:span><text:span text:style-name="T19">{</text:span><text:span text:style-name="T16">&lt;Key code&gt; </text:span><text:span text:style-name="T14">on</text:span><text:span text:style-name="T19">}, {</text:span><text:span text:style-name="T16">&lt;Key code&gt; </text:span><text:span text:style-name="T14">off</text:span><text:span text:style-name="T19">}</text:span></text:p>
        </text:list-item>
        <text:list-item>
          <text:p text:style-name="P5"><text:span text:style-name="T9">Переключение(</text:span><text:span text:style-name="T20">toggle</text:span><text:span text:style-name="T9">) состояния клавиш, которые это поддерживают(</text:span><text:span text:style-name="T21">Caps lock </text:span><text:span text:style-name="T7">и т. д.</text:span><text:span text:style-name="T9">)</text:span><text:span text:style-name="T20">:</text:span><text:span text:style-name="T9"> </text:span><text:span text:style-name="T19">{</text:span><text:span text:style-name="T16">&lt;Key code&gt; </text:span><text:span text:style-name="T22">t</text:span><text:span text:style-name="T19">} </text:span><text:span text:style-name="T10">или </text:span><text:span text:style-name="T19">{</text:span><text:span text:style-name="T16">&lt;Key code&gt; </text:span><text:span text:style-name="T22">t</text:span><text:span text:style-name="T23">oggle</text:span><text:span text:style-name="T19">}</text:span></text:p>
        </text:list-item>
        <text:list-item>
          <text:p text:style-name="P7">Сокращения для управляющих клавиш:</text:p>
          <text:list>
            <text:list-item>
              <text:p text:style-name="P7"><text:span text:style-name="T49"><text:s/>!</text:span> - сокращение для зажатия <text:span text:style-name="T14">Alt. </text:span><text:span text:style-name="T51">Например !</text:span><text:span text:style-name="T32">{A} </text:span><text:span text:style-name="T51">означает комбинацию </text:span><text:span text:style-name="T32">Ctrl+A</text:span></text:p>
            </text:list-item>
            <text:list-item>
              <text:p text:style-name="P7"><text:span text:style-name="T14"><text:s/></text:span><text:span text:style-name="T24">+ </text:span><text:span text:style-name="T27">- </text:span><text:span text:style-name="T34">сокращение для зажатия </text:span><text:span text:style-name="T27">Shift</text:span></text:p>
            </text:list-item>
            <text:list-item>
              <text:p text:style-name="P7"><text:span text:style-name="T27"><text:s/></text:span><text:span text:style-name="T25">^</text:span><text:span text:style-name="T28"> - </text:span><text:span text:style-name="T35">сокращение для </text:span><text:span text:style-name="T28">Control</text:span></text:p>
            </text:list-item>
            <text:list-item>
              <text:p text:style-name="P8"><text:span text:style-name="T28"><text:s/></text:span><text:span text:style-name="T26">#</text:span><text:span text:style-name="T29"> - </text:span><text:span text:style-name="T35">сокращение для </text:span><text:span text:style-name="T29">Win</text:span></text:p>
            </text:list-item>
            <text:list-item>
              <text:p text:style-name="P14"><text:span text:style-name="T50">~</text:span><text:span text:style-name="T38"> - </text:span><text:span text:style-name="T12">сокращение для </text:span><text:span text:style-name="T34">Enter</text:span></text:p>
            </text:list-item>
            <text:list-item>
              <text:p text:style-name="P9"><text:span text:style-name="T34">Для указания последовательности </text:span><text:span text:style-name="T36">нажатых при зажатой управляющей клавиши использовать скобки </text:span><text:span text:style-name="T30">“(“ </text:span><text:span text:style-name="T36">и</text:span><text:span text:style-name="T30"> “)”. </text:span><text:span text:style-name="T37">Например !(</text:span><text:span text:style-name="T31">{A}{R}</text:span><text:span text:style-name="T37">) означает нажатие клавиш с кейкодами </text:span><text:span text:style-name="T31">A </text:span><text:span text:style-name="T37">и </text:span><text:span text:style-name="T31">R </text:span><text:span text:style-name="T37">при нажатой клавише </text:span><text:span text:style-name="T31">Alt.</text:span></text:p>
            </text:list-item>
            <text:list-item>
              <text:p text:style-name="P10"><text:span text:style-name="T34">Возможность зажимать сразу несколько управляющих клавиш с помощью последовательностей символов сокращения управляющих клавиш. <text:line-break/>Например</text:span><text:span text:style-name="T27">: ^+{A} </text:span><text:span text:style-name="T34">означает комбинацию </text:span><text:span text:style-name="T27">Ctrl+Shift+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itvinov</meta:initial-creator>
    <meta:creation-date>2015-03-11T08:50:42.564000000</meta:creation-date>
    <meta:generator>LibreOffice/4.4.1.2$Windows_x86 LibreOffice_project/45e2de17089c24a1fa810c8f975a7171ba4cd432</meta:generator>
    <dc:date>2015-03-23T00:17:50.320000000</dc:date>
    <meta:editing-duration>PT7H10M28S</meta:editing-duration>
    <meta:editing-cycles>28</meta:editing-cycles>
    <meta:document-statistic meta:table-count="0" meta:image-count="0" meta:object-count="0" meta:page-count="1" meta:paragraph-count="20" meta:word-count="198" meta:character-count="1406" meta:non-whitespace-character-count="1205"/>
  </office:meta>
</office:document-meta>
</file>